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3" style:family="paragraph" style:parent-style-name="Standard" style:list-style-name="L1"/>
    <style:style style:name="T1" style:family="text">
      <style:text-properties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V</text:p>
      <text:p text:style-name="Standard"/>
      <text:p text:style-name="Standard"/>
      <text:p text:style-name="Standard">ska kunna läsas [subclass] is a [baseClass] ex. Cat is a Animal</text:p>
      <text:p text:style-name="Standard"/>
      <text:p text:style-name="Standard">Subklasserna måste anropa en konstruktor i basklassen., görs med base();</text:p>
      <text:p text:style-name="Standard"/>
      <text:p text:style-name="Standard">Sealed = Anger att man INTE kan ärva från denna klass</text:p>
      <text:p text:style-name="Standard"/>
      <text:p text:style-name="Standard">Abstract = Kan man inte skapa en instans från, klassen existerar bara för att ärvas från.</text:p>
      <text:p text:style-name="Standard"/>
      <text:p text:style-name="Standard">Visibilitetsnivåer:</text:p>
      <text:p text:style-name="P1">• <text:span text:style-name="T1">Private</text:span></text:p>
      <text:p text:style-name="P2">Bara klassen själv</text:p>
      <text:p text:style-name="P2"/>
      <text:p text:style-name="P1">• <text:span text:style-name="T1">Protected</text:span></text:p>
      <text:p text:style-name="P2">Bara klassen själv och dess subklasser</text:p>
      <text:p text:style-name="P2"/>
      <text:p text:style-name="P1">• <text:span text:style-name="T1">Internal</text:span></text:p>
      <text:p text:style-name="P2">Alla klasser i samma projekt</text:p>
      <text:p text:style-name="P2"/>
      <text:p text:style-name="P1">• <text:span text:style-name="T1">Public</text:span></text:p>
      <text:p text:style-name="P2">Alla</text:p>
      <text:p text:style-name="P2"/>
      <text:p text:style-name="P2">Polymorfism – statisk bindning och dynamisk bindning</text:p>
      <text:p text:style-name="P2"/>
      <text:p text:style-name="P2">i en baseclass ange tex en metod som virtual, för att i subclassen ändra den = dynamisk bindning</text:p>
      <text:p text:style-name="Standard"/>
      <text:p text:style-name="Standard"/>
      <text:list xml:id="list6547792478452101358" text:style-name="L1">
        <text:list-item>
          <text:p text:style-name="P3">abstracta medtoder? Ersätta virtual med abstract.</text:p>
        </text:list-item>
      </text:list>
      <text:p text:style-name="Standard"/>
      <text:p text:style-name="Standard"/>
      <text:p text:style-name="Standard">Bra att använda statuc keyordet för att glea utils klasser.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03T13:21:58.09</meta:creation-date>
    <meta:generator>OpenOffice/4.1.3$Win32 OpenOffice.org_project/413m1$Build-9783</meta:generator>
    <dc:date>2017-07-04T19:10:27.88</dc:date>
    <dc:creator>Niklas Johansson</dc:creator>
    <meta:editing-duration>PT19H12M46S</meta:editing-duration>
    <meta:editing-cycles>5</meta:editing-cycles>
    <meta:document-statistic meta:table-count="0" meta:image-count="0" meta:object-count="0" meta:page-count="1" meta:paragraph-count="18" meta:word-count="116" meta:character-count="683"/>
  </office:meta>
</office:document-meta>
</file>